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Heading_20_1" style:master-page-name="First_20_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style:font-size-complex="14pt"/>
    </style:style>
    <style:style style:name="T5" style:family="text">
      <style:text-properties style:font-weight-complex="bold"/>
    </style:style>
    <style:style style:name="T6" style:family="text">
      <style:text-properties style:text-line-through-style="solid"/>
    </style:style>
    <style:style style:name="T7" style:family="text">
      <style:text-properties style:font-size-complex="12pt"/>
    </style:style>
    <style:style style:name="T8" style:family="text">
      <style:text-properties style:font-size-complex="14pt"/>
    </style:style>
    <style:style style:name="T9" style:family="text">
      <style:text-properties style:font-style-complex="italic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etter-spacing="-0.0016in" style:font-size-asian="14pt" style:font-size-complex="14pt"/>
    </style:style>
    <style:style style:name="T14" style:family="text">
      <style:text-properties fo:font-size="14pt" fo:letter-spacing="-0.002in" style:font-size-asian="14pt" style:font-size-complex="14pt"/>
    </style:style>
    <style:style style:name="T15" style:family="text">
      <style:text-properties fo:font-size="12pt" style:font-size-asian="1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ize-complex="14pt"/>
    </style:style>
    <style:style style:name="T18" style:family="text">
      <style:text-properties fo:letter-spacing="-0.0016in"/>
    </style:style>
    <style:style style:name="T19" style:family="text">
      <style:text-properties fo:language="zxx" fo:country="none" style:language-asian="zxx" style:country-asian="none"/>
    </style:style>
    <style:style style:name="T20" style:family="text">
      <style:text-properties fo:letter-spacing="-0.002in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ФЕДЕРАЛЬНЫЕ АВИАЦИОННЫЕ ПРАВИЛА </text:h>
      <text:h text:style-name="Heading_20_1" text:outline-level="1"><text:span text:style-name="T5">«Требования к диспетчерам управления воздушным движением и </text:span>парашютистам-инструкторам»</text:h>
      <text:h text:style-name="Heading_20_2" text:outline-level="2"><text:span text:style-name="T2">I</text:span>. Общие положения</text:h>
      <text:p text:style-name="Text_20_body">1. Федеральные авиационные правила <text:span text:style-name="T5">«Требования к диспетчерам управления воздушным движением и </text:span>парашютистам-инструкторам<text:span text:style-name="T5">» </text:span>(далее – <text:s/>Правила) разработаны в соответствии со статьей 53 Федерального закона от 19 марта 1997 г. № 60-ФЗ «Воздушный кодекс Российской Федерации» (Собрание законодательства <text:s/>Российской <text:s/>Федерации, <text:s/>1997, <text:s/>№ 12, ст. 1383; 1999, № 28, <text:s text:c="8"/>ст. 3483; <text:s/>2004, № 35, ст. 3607, № 45, ст. 4377; 2005, № 13, ст. 1078; <text:s/>2006, <text:s/>№ 30, <text:s text:c="3"/>ст. 3290, 3291; <text:s/>2007, № 1 (ч. <text:span text:style-name="T2">I</text:span>), ст. 29, № 27, ст. 3213, № 46, ст. 5554, <text:s/>№ 49, <text:s text:c="9"/>ст. 6075, № 50, ст.6239, ст. 6244, 6245; <text:s/>2008, № 29 (ч. <text:span text:style-name="T2">I</text:span>), ст. 3418, № 30 (ч. <text:span text:style-name="T2">II</text:span>), <text:s text:c="6"/>ст. 3616; 2009, № 1, ст. 17, № 29, ст. 3616) и в целях реализации стандартов и рекомендуемой практики Международной организации гражданской авиации (ИКАО). </text:p>
      <text:p text:style-name="Text_20_body">2. Настоящие Правила устанавливают требования к диспетчерам управления воздушным движением (далее – диспетчер УВД) и парашютистам-инструкторам при осуществлении <text:s/>соответствующей деятельности в Российской Федерации при выдаче соответствующих свидетельств<text:span text:style-name="T6">,</text:span> продления срока их действия, внесения квалификационных отметок, классной квалификации и допуска к работе.</text:p>
      <text:p text:style-name="Text_20_body"><text:span text:style-name="T7">3</text:span><text:span text:style-name="T8">. К выполнению функциональных обязанностей диспетчера УВД или парашютиста-инструктора не допускаются лица, не имеющие при себе действующего свидетельства. </text:span></text:p>
      <text:p text:style-name="Text_20_body"><text:span text:style-name="T7">4. Диспетчеры УВД <text:s/>осуществляют деятельность по обслуживанию воздушного движения <text:s/>в пределах квалификационных отметок и отметок о допуске к работе на конкретном диспетчерском пункте (секторе) обслуживания воздушного движения, внесенных в установленном порядке в свидетельство, <text:s/>а также </text:span><text:span text:style-name="T8">установленного срока его действия </text:span><text:span text:style-name="T7">и при наличии действующего медицинского заключения о признании годным к работе диспетчером УВД, </text:span><text:span text:style-name="T8">кроме случаев, когда сфера деятельности диспетчера УВД ограничена выполнением функциональных обязанностей, не требующих медицинского заключения о признании годным к работе диспетчером УВД. <text:s/></text:span></text:p>
      <text:p text:style-name="Text_20_body">5. Медицинское освидетельствование диспетчеров УВД и парашютистов-инструкторов осуществляется в соответствии с положениями <text:s text:c="2"/>федеральных авиационных правил, регламентирующих порядок медицинского освидетельствования.</text:p>
      <text:p text:style-name="Text_20_body">6. Медицинское заключение о признании годным к работе является <text:s/>неотъемлемой частью свидетельства. Обладатели свидетельств перестают пользоваться правами, предусмотренными соответствующими квалификационными отметками, когда они узнают об ухудшении состояния здоровья, которое могло бы помешать им безопасно и надлежащим образом осуществлять данные им права. </text:p>
      <text:p text:style-name="Text_20_body">7. Обладатель свидетельства <text:s/>осуществляет права, предусмотренные <text:s/>квалификационными отметками и отметками о допуске к работе, внесёнными в свидетельство, лишь в том случае, если он сохраняет свою квалификацию, соответствующую требованиям профессиональной <text:s/>пригодности. </text:p>
      <text:p text:style-name="Text_20_body">8. В целях продления срока действия свидетельства диспетчер УВД должен подтверждать свою квалификацию в рамках имеющейся квалификационной отметки (отметок) путем демонстрации при проведении проверок (тестирования) надлежащих теоретических знаний и практических навыков со следующей периодичностью:</text:p>
      <text:p text:style-name="Text_20_body">диспетчер УВД 1-го класса - один раз в три года;</text:p>
      <text:p text:style-name="Text_20_body">диспетчер УВД 2-го класса - один раз в два года;</text:p>
      <text:p text:style-name="Text_20_body">диспетчер УВД 3-го класса - ежегодно.</text:p>
      <text:p text:style-name="Text_20_body">9. Диспетчер УВД не должен подвергаться дополнительным проверкам (тестированию) теоретических знаний до окончания срока действия свидетельства, если осуществляет свою деятельность без получения очередной квалификационной отметки, допуска к работе на другом диспетчерском пункте (секторе) или повышения <text:s/>классной квалификации, за <text:soft-page-break/>исключением случаев, когда действия данного диспетчера УВД привели к авиационному происшествию или авиационному инциденту. </text:p>
      <text:p text:style-name="Text_20_body">10. Тематика вопросов при проведении проверки (тестировании) теоретических знаний на подтверждение классной квалификации не должна выходить за рамки подтверждаемой квалификационной отметки (квалификационных отметок) и отметок о допуске к самостоятельной работе, внесённых в свидетельство.</text:p>
      <text:p text:style-name="Text_20_body">11. В целях поддержания надлежащего уровня знаний для обеспечения безопасности полетов при обслуживании воздушного движения, установлены следующие требования по периодичности прохождения курсов повышения и поддержания квалификации персонала:</text:p>
      <text:p text:style-name="Text_20_body">руководящий состав, включая лиц, занимающих должности руководителей полетов, должны пройти <text:s/>курсы повышения квалификации при высших образовательных учреждениях гражданской авиации <text:s/>один раз в пять лет; <text:s/></text:p>
      <text:p text:style-name="Text_20_body">старшие <text:s/>диспетчеры, <text:s/>диспетчеры-инструкторы (включая диспетчеров-инструкторов тренажера), диспетчеры УВД <text:s/>должны пройти курсы повышения квалификации по специальности один раз в три года.</text:p>
      <text:p text:style-name="Text_20_body">Лица, имеющие <text:s/>допуск к обслуживанию <text:s/>полетов с применением английского языка, проходят <text:s/>курсы повышения квалификации по специальности и английскому языку по совмещенной программе.</text:p>
      <text:p text:style-name="Text_20_body">12. Диспетчеры УВД, осуществляющие районное диспетчерское обслуживание (диспетчер процедурного и радиолокационного контроля района <text:s text:c="2"/>УВД) на международных трассах, а также диспетчерское обслуживание подхода (диспетчер процедурного и радиолокационного контроля подхода) и аэродромное диспетчерское обслуживание (диспетчер аэродрома, диспетчер посадочного радиолокатора) на международных аэродромах, должны демонстрировать способность говорить на языке, используемом в радиотелефонной связи, и понимать его не ниже чем на 4 (рабочем) уровне по Шкале оценки языковых знаний ИКАО.* </text:p>
      <text:p text:style-name="Text_20_body">13. Диспетчеры УВД<text:span text:style-name="T9">, допущенные к работе с применением английского языка и демонстрирующие знание английского языка на <text:s/>4 (рабочем) </text:span>уровне по Шкале оценки языковых знаний ИКАО<text:span text:style-name="T9">, должны проходить языковую аттестацию по английскому языку не реже одного раза в три года.</text:span> </text:p>
      <text:p text:style-name="Text_20_body">14. Диспетчеры УВД<text:span text:style-name="T9">, допущенные к работе с применением английского </text:span><text:span text:style-name="T9">языка и демонстрирующие знание английского языка на 5 (продвинутом)</text:span> уровне по Шкале оценки языковых знаний ИКАО,<text:span text:style-name="T9"> <text:s/>должны проходить языковую аттестацию по английскому языку не реже одного раза в шесть лет.</text:span></text:p>
      <text:p text:style-name="Text_20_body">15. Диспетчеры УВД<text:span text:style-name="T9">, допущенные к работе с применением <text:s/>английского языка и демонстрирующие знание английского языка на <text:s/>6 (профессиональном) </text:span>уровне по Шкале оценки языковых знаний ИКАО<text:span text:style-name="T9">, освобождаются от <text:s/>прохождения <text:s/>языковой аттестации по английскому языку.</text:span></text:p>
      <text:h text:style-name="Heading_20_2" text:outline-level="2"><text:span text:style-name="T2">II</text:span>. Требования к кандидатам для получения свидетельства и квалификационной отметки </text:h>
      <text:p text:style-name="P1">16. Для получения свидетельства диспетчера УВД с внесением в него квалификационной отметки, <text:s/>кандидат должен отвечать требованиям, изложенным в настоящем пункте, и соответствовать требованиям настоящих <text:s/>Правил при получении квалификационных отметок: </text:p>
      <text:p text:style-name="Text_20_body"><text:span text:style-name="T9">1) возраст - <text:s/></text:span>не моложе 18 лет;</text:p>
      <text:p text:style-name="Text_20_body">2) образование - <text:s/>среднее профессиональное или высшее профессиональное образование, курсы профессиональной переподготовки;</text:p>
      <text:p text:style-name="Text_20_body"><text:span text:style-name="T9">3) кандидат п</text:span>олучил знания, <text:s text:c="2"/>по крайней мере, в следующих областях:</text:p>
      <text:p text:style-name="Text_20_body">а) <text:s/>документы, регламентирующие деятельность диспетчера УВД:</text:p>
      <text:p text:style-name="Text_20_body"><text:span text:style-name="T9">б) </text:span>принципы, использование и ограничения оборудования, применяемого при обслуживании воздушного движения;</text:p>
      <text:p text:style-name="Text_20_body"><text:span text:style-name="T9">в) аэродинамика и летно-технические характеристики воздушных судов,</text:span> принципы полета и эксплуатации воздушных судов;</text:p>
      <text:p text:style-name="Text_20_body">г) применение и понимание метеорологической информации, возникновение и характеристики <text:s/>опасных явлений погоды, <text:s/>измерение метеоэлементов;</text:p>
      <text:p text:style-name="Text_20_body"><text:soft-page-break/></text:p>
      <text:p text:style-name="Text_20_body"/>
      <text:p text:style-name="Text_20_body"/>
      <text:p text:style-name="Text_20_body"/>
      <text:p text:style-name="Text_20_body">____________</text:p>
      <text:p text:style-name="Text_20_body">* Требование применяется по истечении определенного ИКАО переходного периода практической реализации языкового стандарта.</text:p>
      <text:p text:style-name="Text_20_body"><text:span text:style-name="T9">д) </text:span>основные положения аэронавигации, принципы, ограничения и точность навигационных систем и визуальных средств;</text:p>
      <text:p text:style-name="P1">е) теория и практика обслуживания (управления) воздушного движения, виды обслуживания воздушного движения, <text:span text:style-name="T9">основные положения типовых технологий работы диспетчеров УВД органов обслуживания воздушного движения (управления полётами), общие правила радиообмена и типовой фразеологии;</text:span></text:p>
      <text:p text:style-name="Text_20_body"><text:span text:style-name="T9">ж) </text:span>практические методы обеспечения безопасности полетов при обслуживании воздушного движения, авиационные происшествия, связанные с недостатками при обслуживании воздушного движения;</text:p>
      <text:p text:style-name="Text_20_body">з) английский язык (для кандидатов, предполагающих осуществлять функциональные обязанности с применением <text:s/>английского языка). </text:p>
      <text:p text:style-name="Text_20_body"><text:span text:style-name="T9">4) опыт (приобретенные навыки в процессе стажировки) - </text:span><text:s/>заключение диспетчера-инструктора о возможности допуска к самостоятельной работе и заключение диспетчера-инструктора диспетчерского тренажера;</text:p>
      <text:p text:style-name="Text_20_body"><text:span text:style-name="T9">5) состояние здоровья - действующее медицинское заключение в соответствии с требованиями, предъявляемыми к диспетчерам УВД, за исключением случаев,</text:span> когда сфера деятельности кандидата ограничена выполнением функциональных обязанностей, не требующих медицинского заключения о годности к работе по результатам медицинского освидетельствования<text:span text:style-name="T9">. </text:span></text:p>
      <text:p text:style-name="Text_20_body"><text:span text:style-name="T5">17. Требования, предъявляемые при внесении квалификационных отметок </text:span>диспетчера аэродрома,<text:span text:style-name="T5"> </text:span>диспетчера процедурного и радиолокационного контроля подхода, <text:span text:style-name="T5"><text:s/></text:span>диспетчера посадочного радиолокатора, <text:span text:style-name="T5"><text:s/></text:span>диспетчера процедурного и радиолокационного контроля района УВД,<text:span text:style-name="T5"> в свидетельство диспетчера УВД:</text:span> </text:p>
      <text:p text:style-name="Text_20_body"><text:span text:style-name="T9">1) к</text:span>андидат<text:span text:style-name="T9">:</text:span></text:p>
      <text:p text:style-name="Text_20_body">а) закончил учебное заведение гражданской авиации по соответствующей специализации или <text:span text:style-name="T9">курсы профессиональной переподготовки (профессиональные курсы обучения);</text:span></text:p>
      <text:p text:style-name="Text_20_body"><text:span text:style-name="T9">б) <text:s/></text:span>дополнительно получил <text:s/>знания, которые соответствуют правам, предоставляемым <text:span text:style-name="T9">квалификационными отметками, указанными в пункте 17 </text:span>в нижеперечисленных областях в той степени, в какой они затрагивают круг служебных функциональных обязанностей:</text:p>
      <text:p text:style-name="Text_20_body"><text:s/>обслуживание воздушного движения;</text:p>
      <text:p text:style-name="Text_20_body"><text:s/>план аэродрома, <text:s/>физические характеристики и визуальные средства;</text:p>
      <text:p text:style-name="Text_20_body"><text:s/>структура воздушного пространства;</text:p>
      <text:p text:style-name="Text_20_body"><text:s/>применяемые правила, процедуры и источники информации;</text:p>
      <text:p text:style-name="Text_20_body"><text:s/>аэронавигационные средства;</text:p>
      <text:p text:style-name="Text_20_body"><text:s/>основное оборудование обслуживания воздушным движением и его использование;</text:p>
      <text:p text:style-name="Text_20_body"><text:s/>рельеф местности и характерные наземные ориентиры;</text:p>
      <text:p text:style-name="Text_20_body"><text:s/>характерные особенности воздушного движения;</text:p>
      <text:p text:style-name="Text_20_body"><text:s/>особые явления погоды;</text:p>
      <text:p text:style-name="Text_20_body"><text:s/>планы действий в аварийной обстановке и поисково-спасательных операциях;<text:span text:style-name="T16"> </text:span></text:p>
      <text:p text:style-name="Text_20_body">принципы предоставления обслуживания воздушного движения на основе наблюдения, включая правила выдерживания соответствующей высоты полета над местностью;</text:p>
      <text:p text:style-name="Text_20_body">в) прошел тренировки и проверку на диспетчерском тренажере и имеется соответствующее <text:soft-page-break/>положительное заключение диспетчера-инструктора диспетчерского тренажера;</text:p>
      <text:p text:style-name="Text_20_body">г) успешно обеспечивал под руководством диспетчера-инструктора или надлежащим образом аттестованного диспетчера УВД (внештатного диспетчера-инструктора) <text:s/>обслуживание воздушного движения в течение времени, необходимого для получения допуска к <text:s/>работе на диспетчерском пункте (секторе), определяющего конкретную квалификационную отметку в конкретном подразделении, <text:s/>в отношении которого запрашивается данная отметка и <text:s/>имеется заключение диспетчера-инструктора; </text:p>
      <text:p text:style-name="Text_20_body"><text:span text:style-name="T9">2) к</text:span>андидат продемонстрировал умения, способность принимать решения и выполнять обязанности, требуемые для обеспечения безопасного, упорядоченного и оперативного диспетчерского обслуживания на уровне, соответствующем предоставляемым правам.</text:p>
      <text:p text:style-name="Text_20_body">18. Обладатель свидетельства диспетчера УВД не должен проводить подготовку персонала обслуживания воздушного движения в эксплуатационных условиях, если он не является штатным или внештатным диспетчером-инструктором и не имеет письменного указания работодателя.</text:p>
      <text:p text:style-name="Text_20_body">19. Квалификационная отметка теряет силу, если диспетчер УВД не осуществляет права, предусмотренные квалификационной отметкой, в течение <text:s text:c="2"/>шести месяцев. Отметка остается недействительной до тех пор, пока вновь не будет установлено право диспетчера УВД осуществлять права, предусмотренные квалификационной отметкой.</text:p>
      <text:p text:style-name="Text_20_body">20. С целью продления действия свидетельства диспетчера УВД, кандидат <text:s/>подтверждает свой класс квалификации в рамках <text:s/>имеющейся у него квалификационной отметки.</text:p>
      <text:p text:style-name="Text_20_body">21. Свидетельства парашютиста-инструктора с квалификационными отметками выдаются лицам, отвечающим следующим требованиям:</text:p>
      <text:p text:style-name="Text_20_body"><text:span text:style-name="T9">1) возраст - <text:s/></text:span>не моложе 18 лет;</text:p>
      <text:p text:style-name="Text_20_body">2) образование – среднее;</text:p>
      <text:p text:style-name="Text_20_body">3) состояние здоровья - <text:span text:style-name="T5">действующее медицинское заключение, по результатам медицинского освидетельствования;</text:span></text:p>
      <text:p text:style-name="Text_20_body"><text:span text:style-name="T9">4) к</text:span><text:span text:style-name="T18">андидат продемонстрировал уровень знаний, который соответствует предоставляемым правам в следующих областях и в той степени, в какой они затрагивают круг служебных обязанностей:</text:span></text:p>
      <text:p text:style-name="Text_20_body">воздушное законодательство Российской Федерации, <text:s/>регламентирующее поисково-спасательное обеспечение полетов;</text:p>
      <text:p text:style-name="Text_20_body">конструкцию, работу и тактико-технические данные спасательных, тренировочных, десантных, спортивных, запасных, грузовых парашютов, страхующих приборов и спусковых (подъемных) устройств для спусков (подъемов) с вертолета в режиме висения;</text:p>
      <text:p text:style-name="Text_20_body">конструкцию, работу и тактико-технические данные авиационных спасательных плавательных средств и правила их применения;</text:p>
      <text:p text:style-name="Text_20_body">предотвращение авиационных и чрезвычайных происшествий при выброске парашютистов и грузов;</text:p>
      <text:p text:style-name="Text_20_body">основные летно-технические характеристики и конструктивные особенности воздушных судов, используемых для десантирования людей и грузов; </text:p>
      <text:p text:style-name="Text_20_body">технические данные и эксплуатационные характеристики поисковой и аварийно-спасательной техники; </text:p>
      <text:p text:style-name="Text_20_body">правила проведения поисково-спасательных работ; </text:p>
      <text:p text:style-name="Text_20_body">правила по охране труда, производственной санитарии и противопожарной защиты, а также <text:span text:style-name="T8">специальные дисциплины;</text:span><text:span text:style-name="T17"> </text:span></text:p>
      <text:p text:style-name="P1"><text:span text:style-name="T18">5) к</text:span><text:span text:style-name="T20">андидат</text:span><text:span text:style-name="T18"> продемонстрировал умения, способность принимать решения и выполнять обязанности при проведении поисково-спасательных, эвакуационных и специальных работ на уровне, соответствующем предоставляемым правам:</text:span> </text:p>
      <text:p text:style-name="Text_20_body">выполнять тренировочные и производственные прыжки с парашютом с воздушных судов, спуски (подъемы) на специальных спусковых (подъемных) устройствах с вертолетов, находящихся в режиме висения на высоте не менее 10 метров, в том числе в сложных условиях, на сушу и на водную поверхность в различное время суток, а также водолазные <text:soft-page-break/>погружения;</text:p>
      <text:p text:style-name="Text_20_body">осуществлять воздушный и наземный поиск воздушных судов и людей, потерпевших бедствие в различных условиях, вести ориентировку на местности с использованием магнитного компаса, технических навигационных средств и топографических карт;</text:p>
      <text:p text:style-name="Text_20_body">выполнять спасательные работы в горах с использованием горноспасательного (альпинистского) снаряжения и на воде с использованием водолазного снаряжения;</text:p>
      <text:p text:style-name="Text_20_body">готовить спасателей к выполнению прыжков с парашютом, спуску (подъему) людей и грузов на спусковых (подъемных) устройствах, а также производить расчет и выброску парашютистов и грузов;</text:p>
      <text:p text:style-name="Text_20_body">укладывать парашюты, готовить к использованию подъемно-спусковые устройства, авиационные плавательные средства;</text:p>
      <text:p text:style-name="Text_20_body">проверять исправность парашютов, страхующих приборов, подъемно-спусковых устройств, бортовых аварийно-спасательных средств и <text:s/>контролировать правильное их хранение;</text:p>
      <text:p text:style-name="Text_20_body">пользоваться аварийным запасом и аварийными радиостанциями;</text:p>
      <text:p text:style-name="Text_20_body">обеспечить выживаемость как личную, так и групповую в экстремальных условиях;</text:p>
      <text:p text:style-name="Text_20_body"><text:span text:style-name="T18">6) опыт - кандидат успешно окончил курс</text:span> специальной парашютной подготовки. </text:p>
      <text:h text:style-name="Heading_20_2" text:outline-level="2"><text:span text:style-name="T3">III</text:span><text:span text:style-name="T1">.</text:span> <text:span text:style-name="T1">Требования к кандидатам, предъявляемые при присвоении классной квалификации диспетчера УВД и парашютиста-инструктора</text:span></text:h>
      <text:p text:style-name="Text_20_body">22. Кандидатам на присвоение классной квалификации, а также лицам, имеющим действующие свидетельства диспетчера УВД, присваиваются третий, второй и первый классы классной квалификации диспетчера УВД.</text:p>
      <text:p text:style-name="Text_20_body">23. <text:s/>Кандидат на присвоение класса классной квалификации диспетчера УВД должен:</text:p>
      <text:p text:style-name="Text_20_body">1) знать основные положения нормативных документов в следующих областях:</text:p>
      <text:p text:style-name="Text_20_body">а) основы воздушного <text:s/>законодательства Российской Федерации, аэронавигационное обслуживание полётов воздушных судов;</text:p>
      <text:p text:style-name="Text_20_body">б) обеспечение безопасности полетов;</text:p>
      <text:p text:style-name="Text_20_body">в) обслуживание воздушного движения;</text:p>
      <text:p text:style-name="Text_20_body">г) технология работы, правила радиообмена<text:span text:style-name="T19"> и типовая фразеология;</text:span></text:p>
      <text:p text:style-name="Text_20_body">д) метеорологическое обеспечение полётов;</text:p>
      <text:p text:style-name="Text_20_body">е) основы аэродинамики и летно-технические характеристики воздушных судов;</text:p>
      <text:p text:style-name="Text_20_body">ж) навигационное (штурманское) обеспечение полетов;</text:p>
      <text:p text:style-name="Text_20_body">з) радиотехническое и светотехническое обеспечение полетов;</text:p>
      <text:p text:style-name="Text_20_body">и) английский язык (в части правил ведения радиообмена для диспетчеров, осуществляющих обслуживание полетов воздушных судов на английском языке);</text:p>
      <text:p text:style-name="Text_20_body">2) уметь:</text:p>
      <text:p text:style-name="Text_20_body">управлять воздушным движением в соответствии с технологией работы, правилами<text:span text:style-name="T19"> радиообмена и типовой фразеологией</text:span>;</text:p>
      <text:p text:style-name="Text_20_body">правильно и своевременно действовать в различных ситуациях воздушной и метеорологической <text:s text:c="4"/>обстановки; </text:p>
      <text:p text:style-name="Text_20_body">грамотно использовать радиотехнические средства обеспечения полётов и авиационной электросвязи, радиолокационные и иные системы наблюдения обслуживания воздушного движения;</text:p>
      <text:p text:style-name="Text_20_body">оперативно взаимодействовать со смежными диспетчерскими пунктами, службами и органами, обеспечивающими и контролирующими производство полётов;</text:p>
      <text:p text:style-name="Text_20_body">оказывать в соответствии с технологией работы помощь воздушным судам, терпящим бедствие, и содействовать организации поиска и спасания;</text:p>
      <text:p text:style-name="Text_20_body">3) кандидат должен продемонстрировать практические навыки по обслуживанию воздушного движения по следующим операциям:</text:p>
      <text:p text:style-name="Text_20_body"><text:soft-page-break/>прием дежурства и подготовка рабочего места;</text:p>
      <text:p text:style-name="Text_20_body">знание воздушной и метеорологической обстановки в контролируемом районе (зоне), особенности выполнения плана воздушного движения;</text:p>
      <text:p text:style-name="Text_20_body">соблюдение установленных правил обслуживания воздушного движения согласно техологии работы;</text:p>
      <text:p text:style-name="Text_20_body">использование радиотехнических средств;</text:p>
      <text:p text:style-name="Text_20_body">знание и применение правил радиообмена и правильное применение типовой фразеологии, а также <text:s/>в части выполнения своих функциональных обязанностей соблюдение требований табеля сообщений о движении воздушных судов в Российской Федерации;</text:p>
      <text:p text:style-name="Text_20_body">ведение установленной диспетчерской документации (согласно технологии работы). </text:p>
      <text:p text:style-name="Text_20_body">Проверка практических навыков по обслуживанию воздушного движения осуществляется на одном из диспетчерских пунктов (секторе), на котором у диспетчера УВД имеется допуск к работе с учетом действующей квалификационной отметки (отметок).</text:p>
      <text:p text:style-name="Text_20_body">4) кандидат должен пройти тренажерную подготовку, которая является неотъемлемым требованием проверки практических навыков.</text:p>
      <text:p text:style-name="Text_20_body">24. Классная квалификация <text:s/>«Диспетчер УВД 3-го класса» присваивается выпускникам учебных заведений гражданской авиации среднего и высшего профессионального образования, а также лицам, прошедшим <text:span text:style-name="T9">курсы профессиональной переподготовки <text:s/>и <text:s/></text:span><text:s text:c="2"/>соответствующую стажировку: </text:p>
      <text:p text:style-name="Text_20_body">1) кандидаты, представляемые к присвоению классной квалификации <text:s/>«Диспетчер УВД 3-го класса», должны отвечать требованиям настоящих <text:s/>Правил, иметь <text:s/>навыки для осуществления практического обслуживания воздушного движения, <text:s/>положительные оценки при проверке практических навыков и соответствующие заключения диспетчеров-инструкторов;</text:p>
      <text:p text:style-name="Text_20_body">2) при проверке теоретических знаний кандидаты, представляемые к присвоению классной квалификации «Диспетчер УВД 3-го класса», должны:</text:p>
      <text:p text:style-name="Text_20_body">а) продемонстрировать уровень теоретических знаний основных положений нормативных документов в перечисленных ниже областях с оценкой не ниже 3 (три):</text:p>
      <text:p text:style-name="Text_20_body">метеорологическое обеспечение полётов;</text:p>
      <text:p text:style-name="Text_20_body">основы аэродинамики и летно-технические характеристики воздушных судов;</text:p>
      <text:p text:style-name="Text_20_body">навигационное (штурманское) обеспечение полетов;</text:p>
      <text:p text:style-name="Text_20_body">б) продемонстрировать уровень теоретических знаний основных положений нормативных документов в перечисленных ниже областях с оценкой не ниже 4 (четыре):</text:p>
      <text:p text:style-name="Text_20_body">основы воздушного законодательства Российской Федерации, аэронавигационное обслуживание полётов воздушных судов;</text:p>
      <text:p text:style-name="Text_20_body">обеспечение безопасности полетов;</text:p>
      <text:p text:style-name="Text_20_body">обслуживание воздушного движения;</text:p>
      <text:p text:style-name="Text_20_body">технология работы, правила<text:span text:style-name="T19"> радиообмена и типовая фразеология;</text:span></text:p>
      <text:p text:style-name="Text_20_body">радиотехническое и светотехническое обеспечение полетов;</text:p>
      <text:p text:style-name="Text_20_body">английский язык (в части правил ведения радиообмена для кандидатов, которые будут осуществлять обслуживание воздушного движения с применением английского языка).</text:p>
      <text:p text:style-name="Text_20_body">25. Кандидаты, представляемые к присвоению классной квалификации <text:s/>«Диспетчер УВД 2-го класса», должны отвечать требованиям настоящих <text:s/>Правил, иметь классную квалификацию «Диспетчер УВД 3-го класса», стаж работы в должности диспетчера УВД не менее 36 месяцев и допуск к самостоятельной работе, как правило, не менее чем на двух диспетчерских пунктах или четырех секторах одноименного диспетчерского пункта:</text:p>
      <text:p text:style-name="Text_20_body">1) кандидаты, представленные к присвоению классной квалификации <text:s/>«Диспетчер УВД 2-го класса», должны пройти проверку практических навыков <text:s text:c="2"/>с общей оценкой не ниже 4 (четыре) и иметь соответствующие заключения диспетчеров-инструкторов; </text:p>
      <text:p text:style-name="Text_20_body">2) при проверке теоретических знаний кандидаты, представляемые к присвоению классной квалификации «Диспетчер УВД 2-го класса», должны продемонстрировать уровень <text:soft-page-break/>теоретических знаний основных положений нормативных документов в перечисленных в подпункте 1 пункта 23 областях с оценкой не ниже 4 (четыре).</text:p>
      <text:p text:style-name="Text_20_body">26. Кандидаты, представляемые к присвоению классной квалификации <text:s/>«Диспетчер УВД 1-го класса», должны отвечать требованиям настоящих Правил, иметь классную квалификацию «Диспетчер УВД 2-го класса», стаж работы с данной квалификацией не менее 36 месяцев и допуск к самостоятельной работе, как правило, не менее чем на трёх диспетчерских пунктах или пяти секторах одноименного диспетчерского пункта:</text:p>
      <text:p text:style-name="Text_20_body">1) кандидаты, представленные к присвоению классной квалификации «Диспетчер УВД 1-го класса», должны пройти проверку практических навыков <text:s text:c="2"/>с <text:s/>общей оценкой не ниже 5 (пять), и иметь соответствующие заключения диспетчеров-инструкторов; </text:p>
      <text:p text:style-name="Text_20_body">2) при проверке теоретических знаний кандидаты, представляемые к присвоению классной квалификации «Диспетчер УВД 1-го класса», должны:</text:p>
      <text:p text:style-name="Text_20_body">а) продемонстрировать уровень теоретических знаний основных положений нормативных документов в перечисленных ниже областях с оценкой не ниже 5 (пять):</text:p>
      <text:p text:style-name="Text_20_body">основы воздушного законодательства Российской Федерации, аэронавигационного обслуживания полётов воздушных судов; </text:p>
      <text:p text:style-name="Text_20_body">технология работы, правила<text:span text:style-name="T19"> радиообмена и типовая фразеология;</text:span></text:p>
      <text:p text:style-name="Text_20_body">обслуживание воздушного движения;</text:p>
      <text:p text:style-name="Text_20_body"><text:s text:c="3"/>английский язык (в части правил ведения радиообмена для диспетчеров, которые осуществляют обслуживание воздушного движения с применением английского языка);</text:p>
      <text:p text:style-name="Text_20_body">б) продемонстрировать уровень теоретических знаний основных положений нормативных документов в перечисленных ниже областях с оценкой не ниже 4 (четыре):</text:p>
      <text:p text:style-name="Text_20_body"><text:s text:c="8"/>метеорологическое обеспечение полётов;</text:p>
      <text:p text:style-name="Text_20_body"><text:s text:c="8"/>обеспечение безопасности полетов;</text:p>
      <text:p text:style-name="Text_20_body">основы аэродинамики и летно-технические характеристики воздушных судов;</text:p>
      <text:p text:style-name="Text_20_body">навигационное (штурманское) обеспечение полетов;</text:p>
      <text:p text:style-name="Text_20_body">радиотехническое и светотехническое обеспечение полетов.</text:p>
      <text:p text:style-name="Text_20_body"><text:span text:style-name="T8">27. При <text:s/>тестировании</text:span> <text:s/>с использованием компьютерной техники проверяемый диспетчер УВД с учетом классной квалификации должен показать не менее 75 % правильных ответов по разделу (области), допускающему оценку 3 (три), не менее 80% <text:s/>- по разделу (области), <text:s/>допускающему оценку 4 (четыре), и не менее 85% <text:s/>- по разделу (области), <text:s/>допускающему оценку 5 (пять).</text:p>
      <text:p text:style-name="Text_20_body">28. Кандидату на присвоение классной квалификации, а также лицам, имеющим действующие свидетельства парашютиста-инструктора, присваиваются третий, второй и первый классы. <text:span text:style-name="T6"><text:s/></text:span></text:p>
      <text:p text:style-name="Text_20_body">29. Кандидат на присвоение класса квалификации парашютиста-инструктора должен отвечать следующим требованиям: </text:p>
      <text:p text:style-name="Text_20_body"><text:s text:c="8"/>1) иметь среднее образование и пройти специальную парашютную подготовку.</text:p>
      <text:p text:style-name="Text_20_body"><text:s text:c="8"/>2) знать:</text:p>
      <text:p text:style-name="Text_20_body">основы воздушного законодательства Российской Федерации;</text:p>
      <text:p text:style-name="Text_20_body">предотвращение авиационных и чрезвычайных происшествий при выброске парашютистов и грузов;</text:p>
      <text:p text:style-name="Text_20_body">руководство по воздушному десантированию;</text:p>
      <text:p text:style-name="Text_20_body">конструкцию, работу и тактико-технические данные спасательных, тренировочных, десантных, спортивных, запасных, грузовых парашютов и страхующих приборов;</text:p>
      <text:p text:style-name="Text_20_body">конструкцию, работу и тактико-технические данные авиационных спасательных плавательных средств и правил их применения;</text:p>
      <text:p text:style-name="Text_20_body">организация поиска и спасания в Российской Федерации;</text:p>
      <text:p text:style-name="Text_20_body">поисковые и аварийно-спасательные средства;</text:p>
      <text:p text:style-name="Text_20_body">3) уметь:</text:p>
      <text:p text:style-name="Text_20_body"><text:soft-page-break/>готовить личный состав к выполнению прыжков с парашютом и спусков (подъемов) с помощью спусковых (подъемных) устройств, производить расчет и выброску парашютистов и грузов;</text:p>
      <text:p text:style-name="Text_20_body">укладывать парашюты, готовить к использованию подъемно-спусковые устройства, авиационные спасательные плавательные средства;</text:p>
      <text:p text:style-name="Text_20_body">проверять исправность парашютов, страхующих приборов, спусковых (подъемных) устройств, бортовых аварийно-спасательных средств и контролировать правильность их хранения;</text:p>
      <text:p text:style-name="Text_20_body">пользоваться аварийным запасом и аварийными радиостанциями.</text:p>
      <text:p text:style-name="Text_20_body">30. Кандидаты, представляемые к присвоению классной квалификации <text:s/>«Парашютист-инструктор 3-го <text:s/>класса», должны отвечать требованиям настоящих Правил, изложенных в пункте 29, иметь не менее 50 прыжков с парашютом или 30 спусков (подъемов) с помощью спусковых устройств. </text:p>
      <text:p text:style-name="Text_20_body">31. Кандидаты, представляемые к присвоению классной квалификации «Парашютист-инструктор 2-го класса», должны отвечать требованиям настоящих Правил, изложенных в пункте 29 на оценку не ниже 4 (четыре), и иметь не менее 200 прыжков с парашютом или 100 спусков-подъемов, а также в <text:s/>совершенстве владеть техникой их выполнения. </text:p>
      <text:p text:style-name="Text_20_body">32. Кандидаты, представляемые к присвоению классной квалификации «Парашютист-инструктор 1-го класса», должны отвечать требованиям настоящих Правил, изложенных в пункте 29 на оценку не ниже 5 (пять), иметь не менее 350 прыжков с парашютом и 50 полетов по расчету и выброске парашютистов и грузов, а также не менее 120 спусков, подъемов и не менее 30 полетов по расчету и десантированию спасателей с помощью спусковых устройств и выброске грузов. </text:p>
      <text:p text:style-name="Text_20_body">33. Парашютист-инструктор, допустивший при выброске парашютистов, грузов, или спуске десантников, травмы или нанесение материального ущерба, для повышения в классе <text:s/>должен выполнить не менее 50 полетов по расчету и выброске парашютистов или грузов или 30 полетов по расчету и десантированию спасателей с помощью спусковых устройств. </text:p>
      <text:p text:style-name="Text_20_body">34. При повышении в классе и продлении срока действия свидетельства демонстрацию теоретических знаний и практической работы <text:s/>парашютисты-инструкторы должны осуществлять на ежегодных сборах, проводимых в авиационных организациях, учреждениях и учебных заведениях, в объеме, указанном в пункте 29 настоящих Правил.</text:p>
      <text:h text:style-name="Heading_20_2" text:outline-level="2"><text:span text:style-name="T4">IV</text:span><text:span text:style-name="T8">. Требования к кандидатам, предъявляемые при внесении отметок о допуске к работе руководителем полетов, старшим диспетчером, диспетчером-инструктором (диспетчером–инструктором тренажера), диспетчером УВД</text:span></text:h>
      <text:p text:style-name="Text_20_body">35. Для получения допуска руководителя полетов кандидат должен: </text:p>
      <text:p text:style-name="Text_20_body">1) иметь:</text:p>
      <text:p text:style-name="Text_20_body">высшее профессиональное образование;</text:p>
      <text:p text:style-name="Text_20_body">опыт работы в органах <text:s/>обслуживания воздушного движения (управления полётами) не менее <text:s/>чем 60 месяцев, в том числе не менее чем 36 месяцев в подразделении, <text:s/>представляющем кандидата на получение допуска руководителя полётов;</text:p>
      <text:p text:style-name="Text_20_body">как правило, все допуски к работе на диспетчерских пунктах (секторах), где кандидат будет исполнять должностные обязанности руководителя полётов;</text:p>
      <text:p text:style-name="Text_20_body">документ об успешном прохождении курсов подготовки <text:s/>руководителей полётов;</text:p>
      <text:p text:style-name="Text_20_body">действующее свидетельство и классную квалификацию «Диспетчер УВД 1-го класса»;</text:p>
      <text:p text:style-name="Text_20_body">2) знать:</text:p>
      <text:p text:style-name="Text_20_body">принципы и методы управления персоналом и организации производства;</text:p>
      <text:p text:style-name="Text_20_body">основы делового общения, трудовых отношений, охраны труда;</text:p>
      <text:p text:style-name="Text_20_body">основы экономики в гражданской авиации;</text:p>
      <text:p text:style-name="Text_20_body">принципы и методы экономической деятельности организаций, осуществляющих аэронавигационное обслуживание пользователей воздушного пространства Российской Федерации;</text:p>
      <text:p text:style-name="Text_20_body"><text:soft-page-break/>воздушное законодательство Российской Федерации в части выполнения своих функциональных обязанностей; </text:p>
      <text:p text:style-name="Text_20_body">нормативные документы, регламентирующие организацию использования воздушного пространства Российской Федерации;</text:p>
      <text:p text:style-name="Text_20_body">документы по организации обслуживания воздушного движения своей зоны (района) ответственности;</text:p>
      <text:p text:style-name="Text_20_body">принципы <text:s/>и методы планирования работы диспетчерской смены;</text:p>
      <text:p text:style-name="Text_20_body">принципы и методы организационно-методической работы в органах обслуживания воздушного движения и диспетчерских сменах;</text:p>
      <text:p text:style-name="Text_20_body">организацию контроля работы диспетчерской смены;</text:p>
      <text:p text:style-name="Text_20_body">организацию профилактической работы, направленной на обеспечение безопасности полетов при обслуживании воздушного движения;</text:p>
      <text:p text:style-name="Text_20_body">правила и условия аэронавигационного обслуживания, а также обеспечения полётов воздушных судов; </text:p>
      <text:p text:style-name="Text_20_body">3) <text:s/>уметь:</text:p>
      <text:p text:style-name="Text_20_body">применять в практической деятельности знания принципов и методов управления персоналом, организации производства, делового общения и обеспечения охраны труда;</text:p>
      <text:p text:style-name="Text_20_body">применять в практической деятельности знания в области экономики;</text:p>
      <text:p text:style-name="Text_20_body">применять знание нормативных документов, регламентирующих организацию использования воздушного пространства Российской Федерации в <text:s/>практической деятельности;</text:p>
      <text:p text:style-name="Text_20_body">планировать работу подчинённого состава диспетчерской смены;</text:p>
      <text:p text:style-name="Text_20_body">организовать работу диспетчерских пунктов в своей зоне ответственности;</text:p>
      <text:p text:style-name="Text_20_body">организовывать и проводить методическую, профилактическую и воспитательную работу с диспетчерским составом подчинённой смены;</text:p>
      <text:p text:style-name="Text_20_body">организовать и осуществлять постоянный контроль за работой подчинённой диспетчерской смены;</text:p>
      <text:p text:style-name="Text_20_body">осуществлять организацию и координацию обслуживания (управления) воздушного движения в контролируемой зоне (районе) ответственности;</text:p>
      <text:p text:style-name="Text_20_body">вести установленную для руководителя полётов документацию и контролировать надлежащее ведение документации на рабочих местах диспетчеров;</text:p>
      <text:p text:style-name="Text_20_body">осуществлять контроль исправности радиотехнического и связного оборудования диспетчерских пунктов; <text:s/></text:p>
      <text:p text:style-name="Text_20_body">уведомлять соответствующие организации и службы о воздушных судах, нуждающихся в помощи поисково-спасательных служб, и оказывать таким организациям и службам необходимое содействие в соответствии с предписанными процедурами;</text:p>
      <text:p text:style-name="Text_20_body">4) кандидат должен продемонстрировать теоретические знания в областях:</text:p>
      <text:p text:style-name="Text_20_body">организационно-методическая работа руководителя полетов; <text:s text:c="47"/></text:p>
      <text:p text:style-name="Text_20_body">организация воздушного движения; </text:p>
      <text:p text:style-name="Text_20_body">психологические и педагогические аспекты деятельности руководителя полетов; </text:p>
      <text:p text:style-name="Text_20_body">обеспечение безопасности полетов <text:s/>при обслуживании воздушного движения; </text:p>
      <text:p text:style-name="Text_20_body">обеспечение деятельности органов обслуживания воздушного движения; <text:s text:c="5"/></text:p>
      <text:p text:style-name="Text_20_body">управленческо-экономические аспекты деятельности организаций, осуществляющих аэронавигационное обслуживание пользователей воздушного пространства Российской Федерации;</text:p>
      <text:p text:style-name="Text_20_body">5) кандидат должен продемонстрировать практические навыки <text:s/>по следующим операциям:</text:p>
      <text:p text:style-name="Text_20_body">проведение инструктажа диспетчерской смены;</text:p>
      <text:p text:style-name="Text_20_body">прием и сдача дежурства;</text:p>
      <text:p text:style-name="Text_20_body"><text:soft-page-break/>контроль приема и сдачи дежурства персоналом обслуживания воздушного движения диспетчерской смены, а также организации подмены диспетчеров в процессе работы;</text:p>
      <text:p text:style-name="Text_20_body">взаимодействие со службами, обеспечивающими выполнение полетов;</text:p>
      <text:p text:style-name="Text_20_body">контроль работы диспетчерской смены в период дежурства;</text:p>
      <text:p text:style-name="Text_20_body">проведение разбора работы диспетчерской смены. <text:s/></text:p>
      <text:p text:style-name="Text_20_body">36. Для получения допуска старшего диспетчера кандидат должен:</text:p>
      <text:p text:style-name="Text_20_body">1) иметь:</text:p>
      <text:p text:style-name="Text_20_body">высшее или среднее <text:s/>профессиональное образование;</text:p>
      <text:p text:style-name="Text_20_body">опыт работы в органах обслуживания воздушного движения (управления полётами) не менее чем 36 месяцев, в том числе не менее чем 24 месяца в подразделении, <text:s/>представляющем кандидата на получение допуска старшего диспетчера;</text:p>
      <text:p text:style-name="P1">не менее трех действующих допусков на диспетчерских пунктах (секторах) в зоне (районе) ответственности, где кандидат будет исполнять должностные обязанности старшего диспетчера. При наличии в подразделении трех и менее диспетчерских пунктов (секторов) кандидат должен иметь все допуски;</text:p>
      <text:p text:style-name="Text_20_body">действующее свидетельство и классную квалификацию «Диспетчер УВД 1-го класса» или «Диспетчер УВД 2-го класса»;</text:p>
      <text:p text:style-name="Text_20_body">удостоверение об успешном прохождении курсов <text:s/>подготовки старших диспетчеров.</text:p>
      <text:p text:style-name="Text_20_body">2) знать:</text:p>
      <text:p text:style-name="Text_20_body">принципы и методы управления персоналом и организации производства;</text:p>
      <text:p text:style-name="Text_20_body">основы делового общения, трудовых отношений, охраны труда;</text:p>
      <text:p text:style-name="Text_20_body">воздушное законодательство Российской Федерации в части выполнения своих функциональных обязанностей; </text:p>
      <text:p text:style-name="Text_20_body">нормативные документы, регламентирующие организацию использования воздушного пространства Российской Федерации;</text:p>
      <text:p text:style-name="Text_20_body">руководящие документы по организации обслуживания воздушного движения своей зоны (района) ответственности;</text:p>
      <text:p text:style-name="Text_20_body">принципы и методы планирования работы в органах обслуживания воздушного движения и диспетчерской смены;</text:p>
      <text:p text:style-name="Text_20_body">принципы и методы организационно-методической работы в диспетчерских сменах;</text:p>
      <text:p text:style-name="Text_20_body">организацию контроля работы диспетчерской смены;</text:p>
      <text:p text:style-name="Text_20_body">организацию профилактической работы, направленной на обеспечение безопасности полетов при обслуживании воздушного движения;</text:p>
      <text:p text:style-name="Text_20_body">правила и условия аэронавигационного обслуживания полётов воздушных судов, а также иные виды обеспечения полётов воздушных судов;</text:p>
      <text:p text:style-name="Text_20_body">3) уметь:</text:p>
      <text:p text:style-name="Text_20_body">применять в практической деятельности знания принципов и методов управления персоналом, организации производства, делового общения и обеспечения охраны труда;<text:tab/></text:p>
      <text:p text:style-name="Text_20_body">применять в своей практической деятельности знания нормативных документов, <text:s/>регламентирующих организацию и использование воздушного пространства Российской Федерации;</text:p>
      <text:p text:style-name="Text_20_body">организовывать работу диспетчерских пунктов в своей зоне ответс­твенности;</text:p>
      <text:p text:style-name="Text_20_body">организовывать и проводить методическую, профилактическую и воспитательную работу в диспетчерской смене;</text:p>
      <text:p text:style-name="Text_20_body">осуществлять контроль за работой диспетчерского состава;</text:p>
      <text:p text:style-name="Text_20_body">осуществлять при необходимости <text:s/>координацию обслуживания воздушным движением в установленной зоне (районе) ответственности;</text:p>
      <text:p text:style-name="Text_20_body">осуществлять расстановку персонала перед заступлением на дежурство и уточнение <text:soft-page-break/>функций, выполняемых на рабочих местах;</text:p>
      <text:p text:style-name="Text_20_body">вести установленную для старшего диспетчера документацию и контролировать надлежащее ведение документации на рабочих местах диспетчеров;</text:p>
      <text:p text:style-name="Text_20_body">осуществлять контроль исправности радиотехнического и связного оборудования диспетчерских пунктов; <text:s/></text:p>
      <text:p text:style-name="Text_20_body">уведомлять соответствующие организации и службы о воздушных судах, нуждающихся в помощи поисково-спасательных служб, и оказывать таким организациям и службам необходимое содействие в соответствии с предписанными процедурами;</text:p>
      <text:p text:style-name="Text_20_body">4) кандидат должен продемонстрировать <text:s/>теоретические знания в областях:</text:p>
      <text:p text:style-name="Text_20_body">организационно-методическая работа старшего диспетчера;</text:p>
      <text:p text:style-name="Text_20_body">организация воздушного движения;</text:p>
      <text:p text:style-name="Text_20_body">психолого-педагогические аспекты деятельности старших диспетчеров;</text:p>
      <text:p text:style-name="Text_20_body">обеспечение безопасности полетов при обслуживании воздушного движения;</text:p>
      <text:p text:style-name="Text_20_body">обеспечение деятельности органов обслуживания воздушного движения;<text:tab/></text:p>
      <text:p text:style-name="Text_20_body">5) кандидат должен продемонстрировать практические навыки <text:s/>по следующим операциям:</text:p>
      <text:p text:style-name="Text_20_body">проведение инструктажа диспетчерской смены;</text:p>
      <text:p text:style-name="Text_20_body">прием и сдача дежурства;</text:p>
      <text:p text:style-name="Text_20_body">контроль приема и сдачи дежурства персоналом обслуживания воздушного движения диспетчерской смены, а также организация подмены диспетчеров в период дежурства;</text:p>
      <text:p text:style-name="Text_20_body">взаимодействие со службами, обеспечивающими выполнение полетов;</text:p>
      <text:p text:style-name="Text_20_body">контроль работы диспетчерской смены в период дежурства;</text:p>
      <text:p text:style-name="Text_20_body">проведение разбора работы диспетчерской смены.</text:p>
      <text:p text:style-name="Text_20_body">37. Для получения допуска диспетчера-инструктора (включая диспетчера-инструктора тренажера) кандидат должен:</text:p>
      <text:p text:style-name="Text_20_body">1) иметь:</text:p>
      <text:p text:style-name="Text_20_body">высшее или среднее профессиональное образование;</text:p>
      <text:p text:style-name="Text_20_body">опыт работы в органах обслуживания воздушного движения (управления полётами) не менее чем 60 месяцев, в том числе не менее чем 24 месяца в подразделении, <text:s/>представляющем кандидата на получение допуска диспетчера-инструктора;</text:p>
      <text:p text:style-name="Text_20_body">действующее свидетельство и классную квалификацию «Диспетчер УВД 1-го класса»;<text:tab/></text:p>
      <text:p text:style-name="Text_20_body">допуски к работе на диспетчерских пунктах (секторах), где кандидат будет исполнять должностные обязанности диспетчера-инструктора;</text:p>
      <text:p text:style-name="Text_20_body">удостоверение о прохождении курсов подготовки диспетчеров-инструкторов.</text:p>
      <text:p text:style-name="Text_20_body">2) знать:</text:p>
      <text:p text:style-name="Text_20_body">основы авиационной педагогики;</text:p>
      <text:p text:style-name="Text_20_body">основы авиационной психологии;</text:p>
      <text:p text:style-name="Text_20_body">методику планирования учебного процесса;</text:p>
      <text:p text:style-name="Text_20_body">методику проведения предварительной подготовки и практического обучения на рабочем месте в процессе стажировки;</text:p>
      <text:p text:style-name="Text_20_body">нормативные документы, регламентирующие профессиональную подготовку соответствующих специалистов.</text:p>
      <text:p text:style-name="Text_20_body">3) уметь:</text:p>
      <text:p text:style-name="Text_20_body">применять в практической деятельности знания авиационной педагогики и психологии;</text:p>
      <text:p text:style-name="Text_20_body">применять в практической деятельности знания нормативных документов по профессиональной подготовке соответствующих специалистов;</text:p>
      <text:p text:style-name="Text_20_body">составлять планы и программы подготовки соответствующих специалистов и осуществлять <text:soft-page-break/>контроль за их выполнением;</text:p>
      <text:p text:style-name="Text_20_body">осуществлять качественную подготовку соответствующих специалистов;</text:p>
      <text:p text:style-name="Text_20_body">содействовать внедрению передовых методов и технологий и представлять соответствующие рекомендации;</text:p>
      <text:p text:style-name="Text_20_body">проводить стажировку соответствующих специалистов и оказывать диспетчерам УВД практическую помощь после получения ими допусков к самостоятельной работе;</text:p>
      <text:p text:style-name="Text_20_body">проводить проверку практических навыков персонала обслуживания воздушного движения на рабочих местах;</text:p>
      <text:p text:style-name="Text_20_body">вести необходимую документацию;</text:p>
      <text:p text:style-name="Text_20_body">4) кандидат должен продемонстрировать теоретические знания в областях:</text:p>
      <text:p text:style-name="Text_20_body">основы авиационной педагогики и психологии;</text:p>
      <text:p text:style-name="Text_20_body">обслуживание воздушного движения;</text:p>
      <text:p text:style-name="Text_20_body">методы профессионального обучения;</text:p>
      <text:p text:style-name="Text_20_body">обеспечение безопасности полетов при обслуживании воздушного движения; </text:p>
      <text:p text:style-name="Text_20_body">национальные требования, стандарты и рекомендуемая практика Международной организации гражданской авиации в области профессиональной подготовки персонала обслуживания воздушного движения;</text:p>
      <text:p text:style-name="Text_20_body">5) кандидат должен продемонстрировать практические навыки <text:s/>по следующим операциям:</text:p>
      <text:p text:style-name="Text_20_body">организация, планирование и проведение предварительной подготовки стажера;</text:p>
      <text:p text:style-name="Text_20_body">определение готовности стажера к практической подготовке;</text:p>
      <text:p text:style-name="Text_20_body">организация, планирование и проведение практической стажировки на диспетчерском пункте и тренировки на диспетчерском тренажере;</text:p>
      <text:p text:style-name="Text_20_body">ведение дневника стажера и оформление представления на допуск стажера к самостоятельной работе в качестве диспетчера.</text:p>
      <text:p text:style-name="Text_20_body">38. Для получения допуска к работе диспетчером УВД на диспетчерском пункте (секторе) кандидат должен:</text:p>
      <text:p text:style-name="Text_20_body">обладать знаниями, определенными для обладателя свидетельства, и соответствующей квалификационной отметкой;</text:p>
      <text:p text:style-name="Text_20_body">пройти проверку теоретических знаний <text:s/>по разделам, определенным подпунктом 1 пункта 23 <text:s/>настоящих Правил в соответствии с классной квалификацией;</text:p>
      <text:p text:style-name="Text_20_body">пройти необходимую стажировку и проверку практических навыков в соответствии с требованиями подпункта 3 пункта 23 настоящих Правил.</text:p>
      <text:p text:style-name="Text_20_body">При получении последующих допусков в рамках имеющейся квалификационной отметки кандидат <text:s/>проходит проверку теоретических знаний <text:s/>только в части абзацев «г», «д» и «з» подпункта 1 пункта 23 настоящих Правил, а если данный пункт предусматривает обслуживание полетов на английском языке, дополнительно <text:s/>проходит проверку по абзацу «и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style:font-name="DejaVu Sans" fo:font-size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text-align="center" style:justify-single-word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text-align="center" style:justify-single-word="false" fo:keep-with-next="always"/>
      <style:text-properties style:font-name="Cambria" fo:font-size="12pt" fo:font-style="normal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1665in" fo:text-align="justify" style:justify-single-word="false" fo:keep-with-next="always" style:text-autospace="ideograph-alpha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4583in" fo:margin-right="0in" fo:margin-top="0in" fo:margin-bottom="0in" fo:line-height="0.1945in" fo:text-indent="0in" style:auto-text-indent="false" fo:keep-with-next="always" style:text-autospace="ideograph-alpha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orphans="2" fo:widows="2" style:text-autospace="ideograph-alpha"/>
      <style:text-properties style:font-name="Calibri" fo:font-size="12pt" style:font-size-asian="12pt" style:font-name-complex="Calibri" style:font-size-complex="12pt"/>
    </style:style>
    <style:style style:name="Без_20_интервала" style:display-name="Без интервала" style:family="paragraph" style:parent-style-name="Standard" style:next-style-name="Standard">
      <style:paragraph-properties fo:text-align="justify" style:justify-single-word="false" fo:orphans="2" fo:widows="2" style:text-autospace="ideograph-alpha"/>
      <style:text-properties fo:font-size="14pt" style:font-name-asian="Calibri" style:font-size-asian="14pt" style:font-size-complex="11pt"/>
    </style:style>
    <style:style style:name="ConsPlusNormal" style:family="paragraph">
      <style:paragraph-properties fo:margin="100%" fo:margin-left="0in" fo:margin-right="0in" fo:margin-top="0in" fo:margin-bottom="0in" fo:orphans="0" fo:widows="0" fo:text-indent="0.5in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fo:line-height="200%" fo:orphans="2" fo:widows="2" style:text-autospace="ideograph-alpha"/>
      <style:text-properties fo:font-size="12pt" style:font-size-asian="12pt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.1965in" fo:margin-right="0in" fo:margin-top="0in" fo:margin-bottom="0.0835in" fo:line-height="200%" fo:text-indent="0in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Стандартный_20_HTML" style:display-name="Стандартный HTML" style:family="paragraph" style:parent-style-name="Standard">
      <style:paragraph-properties fo:orphans="2" fo:widows="2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8.5pt" style:font-size-asian="8.5pt" style:font-name-complex="Courier New" style:font-size-complex="8.5pt"/>
    </style:style>
    <style:style style:name="Text_20_body_20_indent" style:display-name="Text body indent" style:family="paragraph" style:parent-style-name="Standard" style:class="text">
      <style:paragraph-properties fo:margin="100%" fo:margin-left="0.1965in" fo:margin-right="0in" fo:margin-top="0in" fo:margin-bottom="0.0835in" fo:text-indent="0in" style:auto-text-indent="false"/>
    </style:style>
    <style:style style:name="Footnote" style:family="paragraph" style:parent-style-name="Standard" style:class="extra">
      <style:paragraph-properties fo:margin="100%" fo:margin-left="0in" fo:margin-right="0in" fo:margin-top="0in" fo:margin-bottom="0in" fo:text-align="justify" style:justify-single-word="false" fo:orphans="2" fo:widows="2" fo:text-indent="0.4925in" style:auto-text-indent="false" style:text-autospace="ideograph-alpha"/>
    </style:style>
    <style:style style:name="Заголовок_20_статьи" style:display-name="Заголовок статьи" style:family="paragraph" style:parent-style-name="Standard" style:next-style-name="Standard">
      <style:paragraph-properties fo:margin="100%" fo:margin-left="1.1193in" fo:margin-right="0in" fo:margin-top="0in" fo:margin-bottom="0in" fo:text-align="justify" style:justify-single-word="false" fo:text-indent="-0.6193in" style:auto-text-indent="false"/>
      <style:text-properties style:font-name="Arial" style:font-name-complex="Arial"/>
    </style:style>
    <style:style style:name="Комментарий" style:family="paragraph" style:parent-style-name="Standard" style:next-style-name="Standard">
      <style:paragraph-properties fo:margin="100%" fo:margin-left="0.1181in" fo:margin-right="0in" fo:margin-top="0in" fo:margin-bottom="0in" fo:text-align="justify" style:justify-single-word="false" fo:text-indent="0in" style:auto-text-indent="false"/>
      <style:text-properties fo:color="#800080" style:font-name="Arial" fo:font-style="italic" style:font-style-asian="italic" style:font-name-complex="Arial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2z0" style:family="text">
      <style:text-properties fo:font-size="13pt" style:font-size-asian="13pt"/>
    </style:style>
    <style:style style:name="WW8Num7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0z0" style:family="text">
      <style:text-properties fo:color="#000000" style:font-name="Times New Roman" style:font-name-asian="Times New Roman"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3z0" style:family="text">
      <style:text-properties fo:color="#000000" style:font-name="Times New Roman" style:font-name-asian="Times New Roman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7z0" style:family="text">
      <style:text-properties fo:color="#000000" style:font-name="Times New Roman" style:font-name-asian="Times New Roman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Times New Roman" style:font-name-asian="Times New Roman" style:font-name-complex="Times New Roman"/>
    </style:style>
    <style:style style:name="Основной_20_шрифт_20_абзаца" style:display-name="Основной шрифт абзаца" style:family="text"/>
    <style:style style:name="Основной_20_шрифт" style:display-name="Основной шрифт" style:family="text"/>
    <style:style style:name="_20_Знак_20_Знак4" style:display-name=" Знак Знак4" style:family="text" style:parent-style-name="Основной_20_шрифт_20_абзаца">
      <style:text-properties style:font-name="Times New Roman" fo:font-size="12pt" style:font-name-asian="Times New Roman" style:font-size-asian="12pt" style:font-name-complex="Times New Roman" style:font-size-complex="12pt"/>
    </style:style>
    <style:style style:name="_20_Знак_20_Знак3" style:display-name=" Знак Знак3" style:family="text" style:parent-style-name="Основной_20_шрифт_20_абзаца">
      <style:text-properties style:font-name="Times New Roman" fo:font-size="10pt" style:font-name-asian="Times New Roman" style:font-size-asian="10pt" style:font-name-complex="Times New Roman" style:font-size-complex="10pt"/>
    </style:style>
    <style:style style:name="_20_Знак_20_Знак2" style:display-name=" Знак Знак2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_20_Знак_20_Знак1" style:display-name=" Знак Знак1" style:family="text" style:parent-style-name="Основной_20_шрифт_20_абзаца">
      <style:text-properties style:font-name="Times New Roman" style:font-name-asian="Times New Roman" style:font-name-complex="Times New Roman"/>
    </style:style>
    <style:style style:name="_20_Знак_20_Знак6" style:display-name=" Знак Знак6" style:family="text" style:parent-style-name="Основной_20_шрифт_20_абзаца">
      <style:text-properties style:font-name="Times New Roman" fo:font-size="12pt" style:font-name-asian="Times New Roman" style:font-size-asian="12pt" style:font-name-complex="Times New Roman"/>
    </style:style>
    <style:style style:name="_20_Знак_20_Знак5" style:display-name=" Знак Знак5" style:family="text" style:parent-style-name="Основной_20_шрифт_20_абзаца">
      <style:text-properties style:font-name="Times New Roman" fo:font-size="12pt" style:font-name-asian="Times New Roman" style:font-size-asian="12pt" style:font-name-complex="Times New Roman"/>
    </style:style>
    <style:style style:name="_20_Знак_20_Знак" style:display-name=" Знак Знак" style:family="text" style:parent-style-name="Основной_20_шрифт_20_абзаца">
      <style:text-properties style:font-name="Times New Roman" fo:font-size="8pt" style:font-name-asian="Times New Roman" style:font-size-asian="8pt" style:font-name-complex="Times New Roman" style:font-size-complex="8pt"/>
    </style:style>
    <style:style style:name="_20_Знак_20_Знак8" style:display-name=" Знак Знак8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Знак_20_Знак7" style:display-name=" Знак Знак7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I" text:start-value="12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126in" fo:margin-left="1.0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4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5728in" fo:margin-left="0.5728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5728in" fo:margin-left="0.698in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0.5728in" fo:margin-left="0.8228in"/>
        </style:list-level-properties>
      </text:list-level-style-number>
      <text:list-level-style-number text:level="4" style:num-format="1" text:start-value="2" text:display-levels="4">
        <style:list-level-properties text:list-level-position-and-space-mode="label-alignment">
          <style:list-level-label-alignment text:label-followed-by="listtab" fo:text-indent="-0.75in" fo:margin-left="1.242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625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2.12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5728in" fo:margin-left="0.5728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5728in" fo:margin-left="1.0661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728in" fo:margin-left="0.868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14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7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656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7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2.168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2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6965in"/>
        </style:list-level-properties>
      </text:list-level-style-number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2.76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5.029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7.543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9.808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2.322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2.9008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2.900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2.9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6965in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4165in" fo:margin-left="0.5646in"/>
        </style:list-level-properties>
      </text:list-level-style-number>
      <text:list-level-style-number text:level="3" style:num-format="1" text:start-value="8" text:display-levels="3">
        <style:list-level-properties text:list-level-position-and-space-mode="label-alignment">
          <style:list-level-label-alignment text:label-followed-by="listtab" fo:text-indent="-0.5in" fo:margin-left="0.992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1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3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73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8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2.28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2.6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6965in"/>
        </style:list-level-properties>
      </text:list-level-style-number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25in" fo:margin-left="0.479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79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79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79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79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79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79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79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602in" fo:margin-left="1.2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.504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3.756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4.7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6.010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7.0126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8.264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9.5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02in" fo:margin-bottom="0.3902in" fo:margin-left="0.3902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y="0.0008in" draw:z-index="5"><draw:text-box fo:min-height="0.1457in" fo:min-width="0.0161in"><text:p text:style-name="Header"><text:span text:style-name="Page_20_Number"><text:page-number text:select-page="current">12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ТРАНСПОРТА РОССИЙСКОЙ ФЕДЕРАЦИИ</dc:title>
    <meta:initial-creator>mamedov</meta:initial-creator>
    <meta:creation-date>2009-11-20T15:28:00</meta:creation-date>
    <dc:date>2012-07-21T18:31:00</dc:date>
    <meta:print-date>2009-10-19T17:51:00</meta:print-date>
    <meta:editing-cycles>9</meta:editing-cycles>
    <meta:editing-duration>PT17M59S</meta:editing-duration>
    <meta:generator>LibreOffice/3.5$Linux_X86_64 LibreOffice_project/350m1$Build-2</meta:generator>
    <meta:document-statistic meta:table-count="0" meta:image-count="0" meta:object-count="0" meta:page-count="12" meta:paragraph-count="294" meta:word-count="4220" meta:character-count="36839" meta:non-whitespace-character-count="32609"/>
    <meta:user-defined meta:name="Info 1"/>
    <meta:user-defined meta:name="Info 2"/>
    <meta:user-defined meta:name="Info 3"/>
    <meta:user-defined meta:name="Info 4"/>
  </office:meta>
</office:document-meta>
</file>